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DejaVu Sans1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6pt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3pt" style:font-size-asian="13pt" style:font-size-complex="13pt"/>
    </style:style>
    <style:style style:name="P5" style:family="paragraph" style:parent-style-name="Standard">
      <style:paragraph-properties fo:text-align="start" style:justify-single-word="false"/>
      <style:text-properties fo:font-size="13pt" style:font-size-asian="13pt" style:font-size-complex="13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Αρχές Γλωσσών Προγραμματισμού</text:p>
      <text:p text:style-name="P2"><text:s/>́Ασκηση 3η - Pancake Sorting</text:p>
      <text:p text:style-name="P1"/>
      <text:p text:style-name="P3">Φοιτητές: Καλογερόπουλος Ιωάννης 1115201500057</text:p>
      <text:p text:style-name="P3"><text:tab/> <text:s text:c="5"/>Παπασωτηρίου Ηλίας 1115201500123</text:p>
      <text:p text:style-name="P4"/>
      <text:p text:style-name="P4">Σχόλια-Παραδοχές:</text:p>
      <text:p text:style-name="P4"/>
      <text:p text:style-name="P4"><text:tab/>-naive: για όλα τα στοιχεία της λίστας αυτό με μεγαλύτερη τιμή τοποθετείται στη<text:tab/><text:tab/><text:tab/> σωστή του θέση εκτός αν βρίσκεται ήδη σε αυτήν</text:p>
      <text:p text:style-name="P4"/>
      <text:p text:style-name="P4"><text:tab/>-bfs: χρησιμοποιείται μία λίστα fifo και μία visted ως βοηθητικές. Στην fifo <text:tab/><text:tab/> <text:s text:c="7"/>τοποθετούνται οι πιθανοί συνδυασμοί κινήσεων(από 2 μέχρι length x στο τέλος <text:tab/> <text:s text:c="7"/>των ήδη υπάρχοντων στοιχείων) και στην visited οι ήδη ελεγγμένοι συνδυασμοί <text:tab/> <text:s text:c="7"/>έτσι ώστε να μην συνεχίσει ο έλεγχος απο “κλαδί” που ήδη υπάρχει</text:p>
      <text:p text:style-name="P4"/>
      <text:p text:style-name="P4"><text:tab/>-bidirectional: για κάθε επίπεδο του bfs δέντρου ελέγχεται κοινή λύση</text:p>
      <text:p text:style-name="P4"/>
      <text:p text:style-name="P4"><text:tab/>-batch: όλες οι λίστες ανάγωνται σε λίστες από 0 μέχρι length ls – 1 με την ίδια <text:tab/><text:tab/><text:tab/> αντιστοιχία στην σειρά των μεγεθών. Καλώντας bfs για την ταξινομημένη <text:tab/><text:tab/> λίστα ελέχεται αν το τρέχον αποτέλεσμα υπάρχει ήδη στα visited, αλλιώς <text:tab/><text:tab/><text:tab/> συνεχίζεται το δέντρο μέχρι να βρούμε την λύση</text:p>
      <text:p text:style-name="P4"/>
      <text:p text:style-name="P4"><text:tab/>-burnt: έγιναν οι αντίστοιχες μετατροπές</text:p>
      <text:p text:style-name="P4"/>
      <text:p text:style-name="P4"><text:tab/>-για το batch εκτελέστηκε το test.zip με τις εξής εντολές:</text:p>
      <text:p text:style-name="P4"><text:tab/><text:tab/><text:tab/><text:tab/><text:tab/>:load pancakes.hs</text:p>
      <text:p text:style-name="P4"><text:tab/><text:tab/><text:tab/><text:tab/><text:tab/>file&lt;-readFile "in"</text:p>
      <text:p text:style-name="P4"><text:tab/><text:tab/><text:tab/><text:tab/><text:tab/>batch (read file :: [[Int]])</text:p>
      <text:p text:style-name="P4"/>
      <text:p text:style-name="P4"><text:tab/>-gates: είναι ημιτελές και έχει ληφθεί μέχρι η περίπτωση 5. <text:s/>Αρχικά η λίστα εισόδου <text:tab/><text:tab/> μετατρέπεται σε λίστα απο λίστες που δηλώνουν κάθε ομάδα. Τo αποτέλεσμα <text:tab/><text:tab/> της gates είναι αυτής της μορφής. Γίνονται μερικές κινήσεις ίσως όχι όλες</text:p>
      <text:p text:style-name="P4"/>
      <text:p text:style-name="P4">Περισσότερα σχόλια μέσα στα αρχεία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DejaVu Sans1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DejaVu Sans Mono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 Mono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DejaVu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2-21T17:44:35</meta:creation-date>
    <dc:date>2019-02-22T19:15:37</dc:date>
    <meta:editing-duration>PT17M32S</meta:editing-duration>
    <meta:editing-cycles>9</meta:editing-cycles>
    <meta:generator>OpenOffice/4.1.4$Unix OpenOffice.org_project/414m5$Build-9788</meta:generator>
    <meta:document-statistic meta:table-count="0" meta:image-count="0" meta:object-count="0" meta:page-count="1" meta:paragraph-count="16" meta:word-count="207" meta:character-count="1411"/>
  </office:meta>
</office:document-meta>
</file>